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Standard">
      <style:text-properties officeooo:paragraph-rsid="0141f3b4"/>
    </style:style>
    <style:style style:name="P41" style:family="paragraph" style:parent-style-name="Standard">
      <style:text-properties officeooo:rsid="0148c89b" officeooo:paragraph-rsid="0148c89b"/>
    </style:style>
    <style:style style:name="P42" style:family="paragraph" style:parent-style-name="Standard">
      <style:text-properties officeooo:paragraph-rsid="0149d159"/>
    </style:style>
    <style:style style:name="P43" style:family="paragraph" style:parent-style-name="Standard">
      <style:text-properties officeooo:rsid="0152835a" officeooo:paragraph-rsid="0152835a"/>
    </style:style>
    <style:style style:name="P44" style:family="paragraph" style:parent-style-name="Standard">
      <style:text-properties officeooo:rsid="0152835a" officeooo:paragraph-rsid="01627b12"/>
    </style:style>
    <style:style style:name="P45" style:family="paragraph" style:parent-style-name="Standard">
      <style:text-properties officeooo:paragraph-rsid="0152835a"/>
    </style:style>
    <style:style style:name="P46" style:family="paragraph" style:parent-style-name="Standard">
      <style:text-properties officeooo:rsid="0155cd6b" officeooo:paragraph-rsid="0155cd6b"/>
    </style:style>
    <style:style style:name="P47" style:family="paragraph" style:parent-style-name="Standard">
      <style:text-properties officeooo:rsid="0158acb6" officeooo:paragraph-rsid="0158acb6"/>
    </style:style>
    <style:style style:name="P48" style:family="paragraph" style:parent-style-name="Standard">
      <style:text-properties officeooo:paragraph-rsid="0158acb6"/>
    </style:style>
    <style:style style:name="P49" style:family="paragraph" style:parent-style-name="Standard">
      <style:text-properties officeooo:rsid="0160879b" officeooo:paragraph-rsid="0160879b"/>
    </style:style>
    <style:style style:name="P50" style:family="paragraph" style:parent-style-name="Standard">
      <style:text-properties officeooo:paragraph-rsid="01640284"/>
    </style:style>
    <style:style style:name="P51" style:family="paragraph" style:parent-style-name="Standard">
      <style:text-properties officeooo:rsid="0165c43d" officeooo:paragraph-rsid="0165c43d"/>
    </style:style>
    <style:style style:name="P52" style:family="paragraph" style:parent-style-name="Standard">
      <style:text-properties officeooo:rsid="0168fa66" officeooo:paragraph-rsid="0168fa66"/>
    </style:style>
    <style:style style:name="P53" style:family="paragraph" style:parent-style-name="Standard">
      <style:text-properties officeooo:paragraph-rsid="017547b9"/>
    </style:style>
    <style:style style:name="P54" style:family="paragraph" style:parent-style-name="Standard">
      <style:text-properties officeooo:rsid="0181730d" officeooo:paragraph-rsid="0181730d"/>
    </style:style>
    <style:style style:name="P55" style:family="paragraph" style:parent-style-name="Text_20_body">
      <style:text-properties officeooo:rsid="00913929" officeooo:paragraph-rsid="00913929"/>
    </style:style>
    <style:style style:name="P56" style:family="paragraph" style:parent-style-name="Thought">
      <style:text-properties officeooo:paragraph-rsid="00aa4871"/>
    </style:style>
    <style:style style:name="P57" style:family="paragraph" style:parent-style-name="Thought">
      <style:text-properties officeooo:rsid="00aa4871" officeooo:paragraph-rsid="00aa4871"/>
    </style:style>
    <style:style style:name="P58" style:family="paragraph" style:parent-style-name="Thought">
      <style:text-properties officeooo:paragraph-rsid="00df4e8f"/>
    </style:style>
    <style:style style:name="P59" style:family="paragraph" style:parent-style-name="Thought">
      <style:text-properties officeooo:paragraph-rsid="014f9968"/>
    </style:style>
    <style:style style:name="P60" style:family="paragraph" style:parent-style-name="Thought">
      <style:text-properties officeooo:paragraph-rsid="0168ede6"/>
    </style:style>
    <style:style style:name="P61" style:family="paragraph" style:parent-style-name="Thought">
      <style:text-properties officeooo:paragraph-rsid="016d7344"/>
    </style:style>
    <style:style style:name="P62" style:family="paragraph" style:parent-style-name="Thought">
      <style:text-properties officeooo:paragraph-rsid="017547b9"/>
    </style:style>
    <style:style style:name="P63" style:family="paragraph" style:parent-style-name="Timekeeping">
      <style:text-properties officeooo:paragraph-rsid="00b71922"/>
    </style:style>
    <style:style style:name="P64" style:family="paragraph" style:parent-style-name="Timekeeping">
      <style:text-properties officeooo:paragraph-rsid="00c13144"/>
    </style:style>
    <style:style style:name="P65" style:family="paragraph" style:parent-style-name="Timekeeping">
      <style:text-properties officeooo:paragraph-rsid="00c32f96"/>
    </style:style>
    <style:style style:name="P66" style:family="paragraph" style:parent-style-name="Timekeeping">
      <style:text-properties officeooo:paragraph-rsid="00c4c7c7"/>
    </style:style>
    <style:style style:name="P67" style:family="paragraph" style:parent-style-name="Timekeeping">
      <style:text-properties officeooo:paragraph-rsid="00cf15de"/>
    </style:style>
    <style:style style:name="P68" style:family="paragraph" style:parent-style-name="Timekeeping">
      <style:text-properties officeooo:paragraph-rsid="00f4f326"/>
    </style:style>
    <style:style style:name="P69" style:family="paragraph" style:parent-style-name="Timekeeping">
      <style:text-properties officeooo:paragraph-rsid="011f0e78"/>
    </style:style>
    <style:style style:name="P70" style:family="paragraph" style:parent-style-name="Timekeeping">
      <style:text-properties officeooo:paragraph-rsid="014dce38"/>
    </style:style>
    <style:style style:name="P71" style:family="paragraph" style:parent-style-name="Timekeeping">
      <style:text-properties officeooo:rsid="0152835a" officeooo:paragraph-rsid="015791c3"/>
    </style:style>
    <style:style style:name="P72" style:family="paragraph" style:parent-style-name="Timekeeping">
      <style:text-properties officeooo:rsid="0152835a" officeooo:paragraph-rsid="01627b12"/>
    </style:style>
    <style:style style:name="P73" style:family="paragraph" style:parent-style-name="Timekeeping">
      <style:text-properties officeooo:rsid="0152835a" officeooo:paragraph-rsid="0169f31a"/>
    </style:style>
    <style:style style:name="P74" style:family="paragraph" style:parent-style-name="Timekeeping">
      <style:text-properties officeooo:rsid="0152835a" officeooo:paragraph-rsid="017547b9"/>
    </style:style>
    <style:style style:name="P75" style:family="paragraph" style:parent-style-name="Timekeeping">
      <style:text-properties officeooo:rsid="0152835a" officeooo:paragraph-rsid="0181a157"/>
    </style:style>
    <style:style style:name="P76" style:family="paragraph" style:parent-style-name="Timekeeping">
      <style:text-properties officeooo:paragraph-rsid="01640284"/>
    </style:style>
    <style:style style:name="P77" style:family="paragraph" style:parent-style-name="Timekeeping">
      <style:text-properties officeooo:paragraph-rsid="016f77ce"/>
    </style:style>
    <style:style style:name="P78" style:family="paragraph" style:parent-style-name="Decision">
      <style:text-properties officeooo:rsid="00b942b8" officeooo:paragraph-rsid="00c44f49"/>
    </style:style>
    <style:style style:name="P79" style:family="paragraph" style:parent-style-name="Decision">
      <style:text-properties officeooo:paragraph-rsid="00cfdca9"/>
    </style:style>
    <style:style style:name="P80" style:family="paragraph" style:parent-style-name="Decision">
      <style:text-properties officeooo:paragraph-rsid="017ccde2"/>
    </style:style>
    <style:style style:name="P81" style:family="paragraph" style:parent-style-name="Decision">
      <style:text-properties officeooo:paragraph-rsid="01c28d10"/>
    </style:style>
    <style:style style:name="P82" style:family="paragraph" style:parent-style-name="Heading_20_1">
      <style:text-properties officeooo:rsid="00913929" officeooo:paragraph-rsid="00913929"/>
    </style:style>
    <style:style style:name="P83" style:family="paragraph" style:parent-style-name="Heading_20_1">
      <style:text-properties fo:language="en" fo:country="AU" officeooo:paragraph-rsid="008ae153"/>
    </style:style>
    <style:style style:name="P84" style:family="paragraph" style:parent-style-name="Heading_20_2">
      <style:text-properties officeooo:paragraph-rsid="00c4b403"/>
    </style:style>
    <style:style style:name="P85" style:family="paragraph" style:parent-style-name="Standard">
      <style:text-properties officeooo:rsid="01742c95" fo:background-color="transparent"/>
    </style:style>
    <style:style style:name="P86" style:family="paragraph" style:parent-style-name="Standard">
      <style:text-properties officeooo:paragraph-rsid="01981a9b"/>
    </style:style>
    <style:style style:name="P87" style:family="paragraph" style:parent-style-name="Standard">
      <style:text-properties officeooo:paragraph-rsid="0198a93d"/>
    </style:style>
    <style:style style:name="P88" style:family="paragraph" style:parent-style-name="Standard">
      <style:text-properties officeooo:rsid="01a12213" officeooo:paragraph-rsid="01a12213"/>
    </style:style>
    <style:style style:name="P89" style:family="paragraph" style:parent-style-name="Standard">
      <style:text-properties officeooo:paragraph-rsid="01a12213"/>
    </style:style>
    <style:style style:name="P90" style:family="paragraph" style:parent-style-name="Standard">
      <style:text-properties officeooo:rsid="01a4ed98" officeooo:paragraph-rsid="01a4ed98"/>
    </style:style>
    <style:style style:name="P91" style:family="paragraph" style:parent-style-name="Standard">
      <style:text-properties officeooo:paragraph-rsid="01a4ed98"/>
    </style:style>
    <style:style style:name="P92" style:family="paragraph" style:parent-style-name="Standard">
      <style:text-properties officeooo:paragraph-rsid="01a563ae"/>
    </style:style>
    <style:style style:name="P93" style:family="paragraph" style:parent-style-name="Standard">
      <style:text-properties officeooo:rsid="01b3659b" officeooo:paragraph-rsid="01b3659b"/>
    </style:style>
    <style:style style:name="P94" style:family="paragraph" style:parent-style-name="Standard">
      <style:text-properties officeooo:rsid="01b54c83" officeooo:paragraph-rsid="01b54c83"/>
    </style:style>
    <style:style style:name="P95" style:family="paragraph" style:parent-style-name="Standard">
      <style:text-properties officeooo:rsid="01b89998" officeooo:paragraph-rsid="01b89998"/>
    </style:style>
    <style:style style:name="P96" style:family="paragraph" style:parent-style-name="Standard">
      <style:text-properties officeooo:paragraph-rsid="01bedc14"/>
    </style:style>
    <style:style style:name="P97" style:family="paragraph" style:parent-style-name="Standard">
      <style:text-properties officeooo:paragraph-rsid="01c0c27e"/>
    </style:style>
    <style:style style:name="P98" style:family="paragraph" style:parent-style-name="Thought">
      <style:text-properties officeooo:rsid="01abddda" officeooo:paragraph-rsid="01abddda"/>
    </style:style>
    <style:style style:name="P99" style:family="paragraph" style:parent-style-name="Thought">
      <style:text-properties officeooo:paragraph-rsid="01b89998"/>
    </style:style>
    <style:style style:name="P100" style:family="paragraph" style:parent-style-name="Timekeeping">
      <style:text-properties officeooo:rsid="0152835a" officeooo:paragraph-rsid="01b99832"/>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19044f6" fo:background-color="transparent" loext:char-shading-value="0"/>
    </style:style>
    <style:style style:name="T46" style:family="text">
      <style:text-properties officeooo:rsid="0191ec5a" fo:background-color="transparent" loext:char-shading-value="0"/>
    </style:style>
    <style:style style:name="T47" style:family="text">
      <style:text-properties officeooo:rsid="01a3e096" fo:background-color="transparent" loext:char-shading-value="0"/>
    </style:style>
    <style:style style:name="T48" style:family="text">
      <style:text-properties officeooo:rsid="01ac09ab" fo:background-color="transparent" loext:char-shading-value="0"/>
    </style:style>
    <style:style style:name="T49" style:family="text">
      <style:text-properties officeooo:rsid="01c3b7e8" fo:background-color="transparent" loext:char-shading-value="0"/>
    </style:style>
    <style:style style:name="T50" style:family="text">
      <style:text-properties officeooo:rsid="00aaee32"/>
    </style:style>
    <style:style style:name="T51" style:family="text">
      <style:text-properties officeooo:rsid="00af86a3"/>
    </style:style>
    <style:style style:name="T52" style:family="text">
      <style:text-properties officeooo:rsid="00b71922"/>
    </style:style>
    <style:style style:name="T53" style:family="text">
      <style:text-properties officeooo:rsid="00b942b8"/>
    </style:style>
    <style:style style:name="T54" style:family="text">
      <style:text-properties officeooo:rsid="00b99d82"/>
    </style:style>
    <style:style style:name="T55" style:family="text">
      <style:text-properties officeooo:rsid="00bc9a67"/>
    </style:style>
    <style:style style:name="T56" style:family="text">
      <style:text-properties officeooo:rsid="00c13144"/>
    </style:style>
    <style:style style:name="T57" style:family="text">
      <style:text-properties officeooo:rsid="00c4b403"/>
    </style:style>
    <style:style style:name="T58" style:family="text">
      <style:text-properties officeooo:rsid="00c68b97"/>
    </style:style>
    <style:style style:name="T59" style:family="text">
      <style:text-properties officeooo:rsid="00c83a06"/>
    </style:style>
    <style:style style:name="T60" style:family="text">
      <style:text-properties officeooo:rsid="00ca74c4"/>
    </style:style>
    <style:style style:name="T61" style:family="text">
      <style:text-properties officeooo:rsid="00cdda8a"/>
    </style:style>
    <style:style style:name="T62" style:family="text">
      <style:text-properties officeooo:rsid="00cf15de"/>
    </style:style>
    <style:style style:name="T63" style:family="text">
      <style:text-properties officeooo:rsid="00cfdca9"/>
    </style:style>
    <style:style style:name="T64" style:family="text">
      <style:text-properties officeooo:rsid="00d1465f"/>
    </style:style>
    <style:style style:name="T65" style:family="text">
      <style:text-properties officeooo:rsid="00d173fb"/>
    </style:style>
    <style:style style:name="T66" style:family="text">
      <style:text-properties officeooo:rsid="00d2c08f"/>
    </style:style>
    <style:style style:name="T67" style:family="text">
      <style:text-properties officeooo:rsid="00d63986"/>
    </style:style>
    <style:style style:name="T68" style:family="text">
      <style:text-properties officeooo:rsid="00d66cdd"/>
    </style:style>
    <style:style style:name="T69" style:family="text">
      <style:text-properties officeooo:rsid="00dab222"/>
    </style:style>
    <style:style style:name="T70" style:family="text">
      <style:text-properties officeooo:rsid="00de8630"/>
    </style:style>
    <style:style style:name="T71" style:family="text">
      <style:text-properties officeooo:rsid="00e1af3c"/>
    </style:style>
    <style:style style:name="T72" style:family="text">
      <style:text-properties officeooo:rsid="00e22fdb"/>
    </style:style>
    <style:style style:name="T73" style:family="text">
      <style:text-properties officeooo:rsid="00e80d2d"/>
    </style:style>
    <style:style style:name="T74" style:family="text">
      <style:text-properties officeooo:rsid="00f1993a"/>
    </style:style>
    <style:style style:name="T75" style:family="text">
      <style:text-properties officeooo:rsid="00f3b35a"/>
    </style:style>
    <style:style style:name="T76" style:family="text">
      <style:text-properties officeooo:rsid="00f4f326"/>
    </style:style>
    <style:style style:name="T77" style:family="text">
      <style:text-properties officeooo:rsid="00f800ee"/>
    </style:style>
    <style:style style:name="T78" style:family="text">
      <style:text-properties officeooo:rsid="00f81696"/>
    </style:style>
    <style:style style:name="T79" style:family="text">
      <style:text-properties officeooo:rsid="010ac23c"/>
    </style:style>
    <style:style style:name="T80" style:family="text">
      <style:text-properties officeooo:rsid="010d5369"/>
    </style:style>
    <style:style style:name="T81" style:family="text">
      <style:text-properties officeooo:rsid="0110d0dd"/>
    </style:style>
    <style:style style:name="T82" style:family="text">
      <style:text-properties officeooo:rsid="0115a084"/>
    </style:style>
    <style:style style:name="T83" style:family="text">
      <style:text-properties officeooo:rsid="012400ee"/>
    </style:style>
    <style:style style:name="T84" style:family="text">
      <style:text-properties officeooo:rsid="012679b8"/>
    </style:style>
    <style:style style:name="T85" style:family="text">
      <style:text-properties officeooo:rsid="0127d1db"/>
    </style:style>
    <style:style style:name="T86" style:family="text">
      <style:text-properties officeooo:rsid="0129453a"/>
    </style:style>
    <style:style style:name="T87" style:family="text">
      <style:text-properties officeooo:rsid="012fcc7a"/>
    </style:style>
    <style:style style:name="T88" style:family="text">
      <style:text-properties officeooo:rsid="0131b58b"/>
    </style:style>
    <style:style style:name="T89" style:family="text">
      <style:text-properties officeooo:rsid="01383194"/>
    </style:style>
    <style:style style:name="T90" style:family="text">
      <style:text-properties officeooo:rsid="0138c778"/>
    </style:style>
    <style:style style:name="T91" style:family="text">
      <style:text-properties officeooo:rsid="013c30ae"/>
    </style:style>
    <style:style style:name="T92" style:family="text">
      <style:text-properties officeooo:rsid="013dcdbf"/>
    </style:style>
    <style:style style:name="T93" style:family="text">
      <style:text-properties officeooo:rsid="0143f0f7"/>
    </style:style>
    <style:style style:name="T94" style:family="text">
      <style:text-properties officeooo:rsid="0144467f"/>
    </style:style>
    <style:style style:name="T95" style:family="text">
      <style:text-properties officeooo:rsid="0145d24c"/>
    </style:style>
    <style:style style:name="T96" style:family="text">
      <style:text-properties officeooo:rsid="01476af7"/>
    </style:style>
    <style:style style:name="T97" style:family="text">
      <style:text-properties officeooo:rsid="0148c89b"/>
    </style:style>
    <style:style style:name="T98" style:family="text">
      <style:text-properties officeooo:rsid="014cf8ed"/>
    </style:style>
    <style:style style:name="T99" style:family="text">
      <style:text-properties officeooo:rsid="015262b6"/>
    </style:style>
    <style:style style:name="T100" style:family="text">
      <style:text-properties officeooo:rsid="0155cd6b"/>
    </style:style>
    <style:style style:name="T101" style:family="text">
      <style:text-properties officeooo:rsid="015791c3"/>
    </style:style>
    <style:style style:name="T102" style:family="text">
      <style:text-properties officeooo:rsid="0158acb6"/>
    </style:style>
    <style:style style:name="T103" style:family="text">
      <style:text-properties officeooo:rsid="01627b12"/>
    </style:style>
    <style:style style:name="T104" style:family="text">
      <style:text-properties officeooo:rsid="01640284"/>
    </style:style>
    <style:style style:name="T105" style:family="text">
      <style:text-properties officeooo:rsid="0165c43d"/>
    </style:style>
    <style:style style:name="T106" style:family="text">
      <style:text-properties officeooo:rsid="0166f188"/>
    </style:style>
    <style:style style:name="T107" style:family="text">
      <style:text-properties officeooo:rsid="0169f31a"/>
    </style:style>
    <style:style style:name="T108" style:family="text">
      <style:text-properties officeooo:rsid="01742c95"/>
    </style:style>
    <style:style style:name="T109" style:family="text">
      <style:text-properties officeooo:rsid="017547b9"/>
    </style:style>
    <style:style style:name="T110" style:family="text">
      <style:text-properties officeooo:rsid="0177b832"/>
    </style:style>
    <style:style style:name="T111" style:family="text">
      <style:text-properties officeooo:rsid="01787b64"/>
    </style:style>
    <style:style style:name="T112" style:family="text">
      <style:text-properties officeooo:rsid="017aa501"/>
    </style:style>
    <style:style style:name="T113" style:family="text">
      <style:text-properties officeooo:rsid="017be6e7"/>
    </style:style>
    <style:style style:name="T114" style:family="text">
      <style:text-properties officeooo:rsid="01881499"/>
    </style:style>
    <style:style style:name="T115" style:family="text">
      <style:text-properties officeooo:rsid="01890405"/>
    </style:style>
    <style:style style:name="T116" style:family="text">
      <style:text-properties officeooo:rsid="018d9b0a"/>
    </style:style>
    <style:style style:name="T117" style:family="text">
      <style:text-properties officeooo:rsid="018e64e6"/>
    </style:style>
    <style:style style:name="T118" style:family="text">
      <style:text-properties officeooo:rsid="018f7044"/>
    </style:style>
    <style:style style:name="T119" style:family="text">
      <style:text-properties officeooo:rsid="0191ec5a"/>
    </style:style>
    <style:style style:name="T120" style:family="text">
      <style:text-properties officeooo:rsid="0194c1cc"/>
    </style:style>
    <style:style style:name="T121" style:family="text">
      <style:text-properties officeooo:rsid="0195954c"/>
    </style:style>
    <style:style style:name="T122" style:family="text">
      <style:text-properties officeooo:rsid="01981a9b"/>
    </style:style>
    <style:style style:name="T123" style:family="text">
      <style:text-properties officeooo:rsid="01a12213"/>
    </style:style>
    <style:style style:name="T124" style:family="text">
      <style:text-properties officeooo:rsid="01a2e46b"/>
    </style:style>
    <style:style style:name="T125" style:family="text">
      <style:text-properties officeooo:rsid="01affaed"/>
    </style:style>
    <style:style style:name="T126" style:family="text">
      <style:text-properties officeooo:rsid="01b219b1"/>
    </style:style>
    <style:style style:name="T127" style:family="text">
      <style:text-properties officeooo:rsid="01b6b10d"/>
    </style:style>
    <style:style style:name="T128" style:family="text">
      <style:text-properties officeooo:rsid="01b6b3c5"/>
    </style:style>
    <style:style style:name="T129" style:family="text">
      <style:text-properties officeooo:rsid="01b89998"/>
    </style:style>
    <style:style style:name="T130" style:family="text">
      <style:text-properties officeooo:rsid="01b99832"/>
    </style:style>
    <style:style style:name="T131" style:family="text">
      <style:text-properties officeooo:rsid="01c28d10"/>
    </style:style>
    <style:style style:name="T132" style:family="text">
      <style:text-properties officeooo:rsid="01c3b7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82" text:outline-level="1">Reading this journal</text:h>
      <text:p text:style-name="P55">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56">I estimate I should have time to complete the exercise before <text:span text:style-name="T13">Saturday </text:span>2022-11-0<text:span text:style-name="T9">5.</text:span></text:p>
      <text:p text:style-name="Standard"/>
      <text:p text:style-name="P57">Sang-Woo confirmed that adjusting the application code isn’t in scope. I will therefore build in auto scaling without considering application code changes <text:span text:style-name="T50">in my solution</text:span>.</text:p>
      <text:h text:style-name="P8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51">CDK might be a better </text:span><text:span text:style-name="T25">choice, </text:span><text:span text:style-name="T51">as we are </text:span><text:span text:style-name="T71">specifically </text:span><text:span text:style-name="T51">targeting AWS </text:span><text:span text:style-name="T71">right now, </text:span><text:span text:style-name="T72">but it means putting all our eggs in AWS and that makes me a little uncomfortable</text:span><text:span text:style-name="T51">. </text:span><text:span text:style-name="T71">While </text:span><text:span text:style-name="T24">t</text:span><text:span text:style-name="T71">he platform agnosticism of </text:span><text:span text:style-name="T51">Terraform </text:span><text:span text:style-name="T71">is a bit overstated </text:span><text:span text:style-name="T51">it will at least </text:span><text:span text:style-name="T24">mean some of our constants will be platform agnostic</text:span><text:span text:style-name="T51">.</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60">a lot of things installed that I will need.</text:span></text:p>
      <text:h text:style-name="Heading_20_2" text:outline-level="2">Setting up version control</text:h>
      <text:p text:style-name="P63">2022-11-<text:span text:style-name="T9">2</text:span> @ <text:span text:style-name="T52">2</text:span><text:span text:style-name="T9">:</text:span><text:span text:style-name="T52">00</text:span><text:span text:style-name="T9">p</text:span>m – <text:span text:style-name="T15">Cloning repository and pushing a copy to my own personal GitHub to work against.</text:span></text:p>
      <text:p text:style-name="P6"/>
      <text:p text:style-name="Timekeeping"><text:soft-page-break/>2022-11-2 @ 2:1<text:span text:style-name="T53">0</text:span>pm – New repository is created.</text:p>
      <text:p text:style-name="Standard"/>
      <text:p text:style-name="P65"><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54">Installing `docker-compose` and `docker` on my workstation.</text:span></text:p>
      <text:p text:style-name="P7"/>
      <text:p text:style-name="P78">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66"><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84" text:outline-level="2"><text:span text:style-name="T57">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5">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9">Now I will </text:span>set up Terraform and connect to my AWS account from my workstation.</text:p>
      <text:p text:style-name="Standard"/>
      <text:p text:style-name="P64"><text:span text:style-name="T55">2022-11-</text:span><text:span text:style-name="T9">2</text:span><text:span text:style-name="T55"> @ </text:span><text:span text:style-name="T56">4</text:span><text:span text:style-name="T9">:</text:span><text:span text:style-name="T56">3</text:span><text:span text:style-name="T52">0</text:span><text:span text:style-name="T9">p</text:span><text:span text:style-name="T55">m – </text:span><text:span text:style-name="T58">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61">Turns out it wasn’t quite that simple. I needed to swap out the `</text:span>$(lsb_release -cs)<text:span text:style-name="T61">`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67"><text:span text:style-name="T5">Total machine time is </text:span>1<text:span text:style-name="T6"> hour</text:span><text:span text:style-name="T8">s</text:span><text:span text:style-name="T6">, </text:span><text:span text:style-name="T62">15</text:span><text:span text:style-name="T5"> minutes.</text:span></text:p>
      <text:h text:style-name="Heading_20_1" text:outline-level="1">Making a change to AWS <text:span text:style-name="T75">via Terraform</text:span></text:h>
      <text:p text:style-name="Timekeeping"><text:span text:style-name="T62">2022-11-2 </text:span><text:span text:style-name="T63">@ </text:span><text:span text:style-name="T64">4</text:span><text:span text:style-name="T63">:</text:span><text:span text:style-name="T64">45</text:span><text:span text:style-name="T63">pm – I </text:span><text:span text:style-name="T64">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5">at this stage </text:span>so I expect to take most of my code from examples online, <text:span text:style-name="T66">at least early on</text:span>.</text:p>
      <text:p text:style-name="P15"/>
      <text:p text:style-name="P79">I figure my solution is going to essentially follow the pattern in this <text:span text:style-name="T63">H</text:span>ashicorp example using ecs and an application load balanacer, so I will poach my starting code from <text:span text:style-name="T67">there.</text:span></text:p>
      <text:p text:style-name="P79">https://github.com/hashicorp/terraform-provider-aws/tree/main/examples/ecs-alb</text:p>
      <text:h text:style-name="Heading_20_2" text:outline-level="2">Getting Terraform to create an ECS cluster</text:h>
      <text:p text:style-name="Timekeeping"><text:span text:style-name="T62">2022-11-2 </text:span><text:span text:style-name="T63">@ 5:0</text:span><text:span text:style-name="T68">5</text:span><text:span text:style-name="T63">pm – </text:span><text:span text:style-name="T68">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70">A `terraform validate` shows t</text:span>he AWS region variable isn’t specified because I haven’t copied that over.</text:p>
      <text:p text:style-name="Standard"/>
      <text:p text:style-name="Decision">I will grab <text:span text:style-name="T22">variables</text:span><text:span text:style-name="T69">.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58"><text:span text:style-name="T70">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94">TODO: </text:span>I will create a new AWS account for this exercise and generate an API key for programmatic access. <text:span text:style-name="T73">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74">(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68"><text:span text:style-name="T5">Total machine time is </text:span><text:span text:style-name="T76">2</text:span><text:span text:style-name="T6"> hour</text:span><text:span text:style-name="T8">s</text:span><text:span text:style-name="T6">, </text:span><text:span text:style-name="T62">15</text:span><text:span text:style-name="T5"> minutes.</text:span></text:p>
      <text:h text:style-name="Heading_20_2" text:outline-level="2">Getting the <text:span text:style-name="T77">Hashicorp “Ghost” </text:span><text:span text:style-name="T12">example </text:span><text:span text:style-name="T77">running in AWS</text:span></text:h>
      <text:p text:style-name="Thought">The Hashicorp ECS example isn’t exactly what I am looking for (<text:span text:style-name="T37">DONE</text:span><text:span text:style-name="T95">: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8">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9">It would be unfortunate if I </text:span><text:span text:style-name="T31">encounter some deal breaker than means I have to abandon the example code.</text:span></text:p>
      <text:p text:style-name="P31"/>
      <text:p text:style-name="Thought"><text:span text:style-name="T80">I n</text:span>eed<text:span text:style-name="T80">ed</text:span> to make some tweaks to log configuration. <text:span text:style-name="T80">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81">I will use the AWS managed role because we have no special </text:span><text:span text:style-name="T33">permissions </text:span><text:span text:style-name="T81">for </text:span><text:span text:style-name="T32">these </text:span><text:span text:style-name="T81">task</text:span><text:span text:style-name="T82">s</text:span>.</text:p>
      <text:p text:style-name="P34"/>
      <text:p text:style-name="Decision">Another error, we need to define the instance <text:span text:style-name="T83">size </text:span>details for Fargate. These were implied by the EC2 instance previously. <text:span text:style-name="T84">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6">Networking </text:span><text:span text:style-name="T85">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7">I can remove the </text:span><text:span text:style-name="T35">explicit </text:span><text:span text:style-name="T87">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9">It seems to be taking a long time to start. </text:span><text:span text:style-name="T90">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91">2</text:span>:<text:span text:style-name="T91">00a</text:span>m – <text:span text:style-name="T36">Terraform is now doing its part and things are running on</text:span> Fargate.</text:p>
      <text:p text:style-name="P35"/>
      <text:p text:style-name="P69"><text:span text:style-name="T5">Total machine time is </text:span><text:span text:style-name="T88">4</text:span><text:span text:style-name="T6"> hour</text:span><text:span text:style-name="T8">s</text:span><text:span text:style-name="T6">, </text:span><text:span text:style-name="T92">30</text:span><text:span text:style-name="T5"> minutes.</text:span></text:p>
      <text:p text:style-name="Standard"/>
      <text:p text:style-name="Timekeeping">2022-11-3 @ 1:45pm – Had some inspiration during lunch. Going to try adding public ips to the tasks.</text:p>
      <text:p text:style-name="P40"/>
      <text:p text:style-name="Thought"><text:span text:style-name="T93">TODO: </text:span>I am currently counting on my instances having direct access to the public internet, but there won’t be a long term reason for this to happen <text:span text:style-name="T96">so I should undo this later</text:span>.</text:p>
      <text:p text:style-name="P40"/>
      <text:p text:style-name="Thought">Got a bit further. Now I have a problem with Ghost specifically. It looks like it wants a database. I don’t want to spend too much time on this.</text:p>
      <text:p text:style-name="P41"/>
      <text:p text:style-name="Decision">I am going to try run it in development mode <text:span text:style-name="T97">using environment variables</text:span>.</text:p>
      <text:p text:style-name="Standard"/>
      <text:p text:style-name="P59">Finally <text:span text:style-name="T98">I</text:span> reached a point where I can start focusing on running a copy of the provided application.</text:p>
      <text:p text:style-name="P59"><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9">15</text:span>pm – Ghost is running and accessible now.</text:p>
      <text:p text:style-name="P42"/>
      <text:p text:style-name="P70"><text:span text:style-name="T5">Total machine time is </text:span><text:span text:style-name="T99">5</text:span><text:span text:style-name="T6"> hour</text:span><text:span text:style-name="T8">s</text:span><text:span text:style-name="T6">, </text:span><text:span text:style-name="T99">0 </text:span><text:span text:style-name="T5">minutes.</text:span></text:p>
      <text:p text:style-name="P42"/>
      <text:h text:style-name="Heading_20_2" text:outline-level="2">Ghost isn’t stable</text:h>
      <text:p text:style-name="Timekeeping">2022-11-3 @ 3:15pm – Came back to find that ghost had stopped and was no longer reachable.</text:p>
      <text:p text:style-name="P46"/>
      <text:p text:style-name="Thought">It appears to be due to load balancer health check failures.</text:p>
      <text:p text:style-name="P43"/>
      <text:p text:style-name="Decision">I will swap out the image for a<text:span text:style-name="T100">n </text:span>Apache image instead.</text:p>
      <text:p text:style-name="P45"/>
      <text:p text:style-name="Timekeeping">2022-11-3 @ 3:30pm – Apache is stable. <text:span text:style-name="T100">There does not appear to be anything wrong with the infrastructure.</text:span></text:p>
      <text:p text:style-name="P43"/>
      <text:p text:style-name="P71"><text:span text:style-name="T5">Total machine time is </text:span><text:span text:style-name="T99">5</text:span><text:span text:style-name="T6"> hour</text:span><text:span text:style-name="T8">s</text:span><text:span text:style-name="T6">, </text:span><text:span text:style-name="T101">15</text:span><text:span text:style-name="T99"> </text:span><text:span text:style-name="T5">minutes.</text:span></text:p>
      <text:p text:style-name="P43"/>
      <text:h text:style-name="Heading_20_1" text:outline-level="1">Getting ou<text:span text:style-name="T102">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48"/>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47"/>
      <text:p text:style-name="Decision">I will start by adding the resource and making sure it is created. I know we will need to grant permission to the execute role before we can pull from it later.</text:p>
      <text:p text:style-name="P49"/>
      <text:p text:style-name="Thought">This part was super easy, there isn’t a lot of complexity to the container registry and I was able to follow the documentation easily.</text:p>
      <text:p text:style-name="P49"/>
      <text:p text:style-name="Timekeeping">2022-11-3 @ 4:45pm – I have an empty container registry created.</text:p>
      <text:p text:style-name="P44"/>
      <text:p text:style-name="P72"><text:span text:style-name="T5">Total machine time is </text:span><text:span text:style-name="T99">5</text:span><text:span text:style-name="T6"> hour</text:span><text:span text:style-name="T8">s</text:span><text:span text:style-name="T6">, </text:span><text:span text:style-name="T103">30</text:span><text:span text:style-name="T99">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50"/>
      <text:p text:style-name="P76">2022-11-3 @ 4:<text:span text:style-name="T104">45</text:span>pm – <text:span text:style-name="T41">Pushing httpd image into ECR</text:span></text:p>
      <text:p text:style-name="Standard"/>
      <text:p text:style-name="Decision">I need to install the AWS cli in order to get a temporary login to ECR.</text:p>
      <text:p text:style-name="P51"/>
      <text:p text:style-name="P60">Somehow I haven’t needed the AWS cli yet <text:span text:style-name="T105">on my workstation</text:span>. <text:span text:style-name="T42">B</text:span>ecause I manually add keys to my <text:span text:style-name="T106">AWS </text:span>credentials file <text:span text:style-name="T106">and that is what </text:span>Terraform is using.</text:p>
      <text:p text:style-name="P52"/>
      <text:p text:style-name="P61"><text:soft-page-break/><text:span text:style-name="T43">DONE</text:span>: I realise at this point we need a front and back repository. I need to rename this one once we get this working.</text:p>
      <text:p text:style-name="P52"/>
      <text:p text:style-name="Thought">Got the image pushed. This all feels uncomfortably manual. We will fix this with the integration and deployment automation if we get that far.</text:p>
      <text:p text:style-name="P52"/>
      <text:p text:style-name="Timekeeping">2022-11-3 @ 5:00pm – Image pushed. It appears in ECR now.</text:p>
      <text:p text:style-name="P52"/>
      <text:p text:style-name="P73"><text:span text:style-name="T5">Total machine time is </text:span><text:span text:style-name="T99">5</text:span><text:span text:style-name="T6"> hour</text:span><text:span text:style-name="T8">s</text:span><text:span text:style-name="T6">, </text:span><text:span text:style-name="T107">45</text:span><text:span text:style-name="T99">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77">2022-11-3 @ 5:00pm – Adjusting the task definition and task execution role to pull from ECR.</text:p>
      <text:p text:style-name="Standard"/>
      <text:p text:style-name="Decision">I renamed the ECR repositories to match our eventual targets for the todo app.</text:p>
      <text:p text:style-name="P53"/>
      <text:p text:style-name="P62">Curiously, I found that the connection to ECR goes over the public internet, it does not appear to be possible to pull the image privately from ECR. <text:span text:style-name="T108">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P85"/>
      <text:p text:style-name="P74"><text:span text:style-name="T5">Total machine time is </text:span><text:span text:style-name="T109">6</text:span><text:span text:style-name="T6"> hour</text:span><text:span text:style-name="T8">s</text:span><text:span text:style-name="T6">, </text:span><text:span text:style-name="T109">30</text:span><text:span text:style-name="T99"> </text:span><text:span text:style-name="T5">minutes.</text:span></text:p>
      <text:h text:style-name="Heading_20_2" text:outline-level="2"><text:soft-page-break/>Swap the httpd image for the real todo frontend</text:h>
      <text:p text:style-name="Thought"><text:span text:style-name="T110">The way should be paved for us to push the todo app frontend into the container registry </text:span><text:span text:style-name="T111">and </text:span><text:span text:style-name="T110">force a redeploy of the task </text:span><text:span text:style-name="T111">to render the frontend app. For now, we only support one container, we will change this soon.</text:span></text:p>
      <text:p text:style-name="Standard"/>
      <text:p text:style-name="P80">I will <text:span text:style-name="T112">now </text:span>replace the httpd image in ECR with the locally buil<text:span text:style-name="T113">t</text:span> frontend image from my workstation and force a re-deploy of the service.</text:p>
      <text:p text:style-name="Standard"/>
      <text:p text:style-name="Timekeeping">2022-11-3 @ 5:45<text:span text:style-name="T114">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4">pm</text:span> – The todo frontend is now available. Everything works as expected.</text:p>
      <text:p text:style-name="P54"/>
      <text:p text:style-name="Timekeeping">2022-11-3 @ 6:15pm – <text:span text:style-name="T115">Tidied up some old references to example and httpd.</text:span></text:p>
      <text:p text:style-name="P54"/>
      <text:p text:style-name="P75"><text:span text:style-name="T5">Total machine time is </text:span><text:span text:style-name="T114">7</text:span><text:span text:style-name="T6"> hour</text:span><text:span text:style-name="T8">s</text:span><text:span text:style-name="T6">, </text:span><text:span text:style-name="T114">0</text:span><text:span text:style-name="T99"> </text:span><text:span text:style-name="T5">minutes.</text:span></text:p>
      <text:p text:style-name="Standard"/>
      <text:p text:style-name="Thought">TODO: I noticed the <text:span text:style-name="T119">frontend </text:span>Dockerfile <text:span text:style-name="T46">consumes a </text:span>`.env` file, <text:span text:style-name="T46">while building the image, </text:span>to set the API URL. This might get in the way when we try to host both containers from the same domain. <text:span text:style-name="T116">I </text:span><text:span text:style-name="T117">will later</text:span><text:span text:style-name="T116"> need to clarify if environment variables I declare at </text:span><text:span text:style-name="T45">build time </text:span><text:span text:style-name="T116">will override the `.env` file. </text:span><text:span text:style-name="T118">I</text:span><text:span text:style-name="T116">f not, I need to find another way to suppress the development configuration without breaking the development environment.</text:span></text:p>
      <text:h text:style-name="Heading_20_1" text:outline-level="1">Getting the todo app to run</text:h>
      <text:p text:style-name="Thought">The next major milestone is going to be wiring the backend and frontend together on the same domain. There are a few steps left to get there. I need to push the backend artifact to its container repository, I need to create a second service for the <text:soft-page-break/>backend artifact (this will probably involve some refactoring of Terraform code to avoid duplication as well) and finally I need to have the application load balancer send API traffic to the tasks for the backend service.</text:p>
      <text:p text:style-name="Standard"/>
      <text:p text:style-name="Decision">I will define the new service first, cause that is the highest value change to make.</text:p>
      <text:p text:style-name="Standard"/>
      <text:p text:style-name="Timekeeping">2022-11-<text:span text:style-name="T120">4</text:span> @ <text:span text:style-name="T120">10:00am – </text:span><text:span text:style-name="T121">Declaring the backend service in Terraform.</text:span></text:p>
      <text:p text:style-name="Standard"/>
      <text:p text:style-name="Thought">If I do this naively, I am going to add a bunch of duplication to my Terraform. Given there is little difference between how I am running these tasks. I really want to call the same module twice to create the backend and frontend services.</text:p>
      <text:p text:style-name="P86"/>
      <text:p text:style-name="Decision">I will extract the common parts of the <text:span text:style-name="T122">current, </text:span>frontend, infrastructure to a separate module.</text:p>
      <text:p text:style-name="P86"/>
      <text:p text:style-name="Decision">I will keep the container registries defined separately. In my experience it makes sense to keep interfacing infrastructure separate. In this case our container registry would be the interface between our future build and deployment pipelines, so it makes sense to define them away from the running application infrastructure components.</text:p>
      <text:p text:style-name="P87"/>
      <text:p text:style-name="Timekeeping">2022-11-4 @ 10:45am – I have successfully extracted a common `simple-ecs-service` module and everything still creates and runs correctly.</text:p>
      <text:p text:style-name="P87"/>
      <text:p text:style-name="Decision">Now I will use this module to define the backend service and attach it to the same cluster.</text:p>
      <text:p text:style-name="Standard"/>
      <text:p text:style-name="Decision">I renamed a bunch of things in the module that were clearpoint, todo or frontend specific.</text:p>
      <text:p text:style-name="P88"/>
      <text:p text:style-name="Decision"><text:soft-page-break/><text:span text:style-name="T123">I got a name clash on my task execution role. These don’t actually need to be unique, but roles are cheap and having the flexibility for them to be different by service later is worth preserving. </text:span><text:span text:style-name="T124">I have added the application name and service name to the role </text:span><text:span text:style-name="T47">to resolve the problem</text:span><text:span text:style-name="T124">.</text:span></text:p>
      <text:p text:style-name="P89"/>
      <text:p text:style-name="Thought">AWS will not create the backend service until I wired up the target group to the load balancer. I didn’t relalise I couldn’t create an orphaned target group.</text:p>
      <text:p text:style-name="P91"/>
      <text:p text:style-name="Decision">I will have to define the path based routing to the API now so that the target group is attached to the load balancer.</text:p>
      <text:p text:style-name="P90"/>
      <text:p text:style-name="Thought">I now have two services in my cluster. But I get cross origin request errors in the browser and its clear that the frontend is trying to send to localhost still. We need to get the frontend to call the backend properly.</text:p>
      <text:p text:style-name="P98">Another problem is that I need to push the build image into the container registry. There is no backend image currently.</text:p>
      <text:p text:style-name="P92"/>
      <text:p text:style-name="Decision">I will try setting the environment variable I noticed earlier to see if that resolves <text:span text:style-name="T48">the cross origin errors</text:span>. <text:span text:style-name="T126">This gets baked in at </text:span><text:span text:style-name="T125">build time, so I will also have to push a new image and restart the services.</text:span></text:p>
      <text:p text:style-name="Decision">I will also push the backend image while I am doing this to resolve the missing image for that service.</text:p>
      <text:p text:style-name="P93"/>
      <text:p text:style-name="Thought">The backend service definitely works. That is a good sign, <text:span text:style-name="T127">it means the load balancer is properly configured.</text:span></text:p>
      <text:p text:style-name="P99">The frontend stopped throwing cross origin errors, which is <text:span text:style-name="T128">also </text:span>good news. Unfortunately I missed the `/api` from the environment variable when I replaced it, so the app didn’t work. <text:span text:style-name="T128">I need to build it again.</text:span></text:p>
      <text:p text:style-name="P94"/>
      <text:p text:style-name="Thought"><text:span text:style-name="T129">Everything works now! Yay. There are quite a few compromises to overcome </text:span><text:span text:style-name="T130">and improvements still to make though.</text:span></text:p>
      <text:p text:style-name="P94"/>
      <text:p text:style-name="Timekeeping"><text:soft-page-break/>2022-11-4 @ 11:45am – The app works in AWS now.</text:p>
      <text:p text:style-name="P95"/>
      <text:p text:style-name="P100"><text:span text:style-name="T5">Total machine time is </text:span><text:span text:style-name="T130">8</text:span><text:span text:style-name="T6"> hour</text:span><text:span text:style-name="T8">s</text:span><text:span text:style-name="T6">, </text:span><text:span text:style-name="T130">45</text:span><text:span text:style-name="T99"> </text:span><text:span text:style-name="T5">minutes.</text:span></text:p>
      <text:h text:style-name="Heading_20_1" text:outline-level="1">Documenting and describing the current behaviour</text:h>
      <text:p text:style-name="Thought">This journal has my stream of consciousness and the code in GitHub captures the work I have delivered so far but there is a pretty big gap for somebody picking things up and using it. I need to document how things are set up and how to use it before I make further improvements.</text:p>
      <text:p text:style-name="Standard"/>
      <text:p text:style-name="Decision">I will start with updating the README.md in the project to add instructions on how to create everything.</text:p>
      <text:p text:style-name="Standard"/>
      <text:p text:style-name="Timekeeping">2022-11-4 @ 1:45pm – Updating README.md with instructions on how to get things running.</text:p>
      <text:p text:style-name="Standard"/>
      <text:p text:style-name="Timekeeping">2022-11-4 @ 2:30pm – The README.md now includes instructions on how to set things up.</text:p>
      <text:p text:style-name="P96"/>
      <text:p text:style-name="Decision">Documenting the API URL behaviour prompted me to fix up the way we provide the URL during the development experience vs the build for AWS. I added a build argument to the frontend Dockerfile to populate the `REACT_APP_TODO_APP_API_ENDPOINT` environment variable.</text:p>
      <text:p text:style-name="P81"><text:span text:style-name="T131">A nice bonus is that now we don’t actually bake the domain into to the frontend for an AWS build. This means the artifact could be re-used between deployments. That would be key for any meaningful testing that </text:span><text:span text:style-name="T49">tested the interaction between services</text:span><text:span text:style-name="T131">.</text:span></text:p>
      <text:p text:style-name="P97"/>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4T15:28:24.540752478</dc:date>
    <meta:editing-duration>P1DT4H43M59S</meta:editing-duration>
    <meta:editing-cycles>353</meta:editing-cycles>
    <meta:print-date>2022-10-30T17:02:39.029966853</meta:print-date>
    <meta:document-statistic meta:table-count="0" meta:image-count="0" meta:object-count="0" meta:page-count="17" meta:paragraph-count="177" meta:word-count="3716" meta:character-count="20979" meta:non-whitespace-character-count="17407"/>
  </office:meta>
</office:document-meta>
</file>